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 x calib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mp g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ft prop 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 y calibr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ght prop 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 z calibration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yro x calibra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yro y calibration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yro z calibratio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mp kite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left elevon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right elevon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 elevons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brak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 prop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deways flying time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urning speed</text:p>
          </table:table-cell>
          <table:table-cell office:value-type="string" calcext:value-type="string">
            <text:p>deg/s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y p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y d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y offset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z p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z d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x d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h p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ver h d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rake angle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y p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y d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x p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ding approach height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ights z p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ights z d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ights y d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ghts elevator offset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ansition pitch angle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esired line angle from horizon</text:p>
          </table:table-cell>
          <table:table-cell office:value-type="string" calcext:value-type="string">
            <text:p>deg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eta clamp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ta P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eutral beta fraction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ve angle p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ft elevon trim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ght elevon trim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ke trim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 rudder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dder tri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1:31:12.397743426</meta:creation-date>
    <meta:generator>LibreOffice/7.3.7.2$Linux_X86_64 LibreOffice_project/30$Build-2</meta:generator>
    <dc:date>2023-06-02T11:58:07.681843785</dc:date>
    <meta:editing-duration>PT16M17S</meta:editing-duration>
    <meta:editing-cycles>4</meta:editing-cycles>
    <meta:document-statistic meta:table-count="1" meta:cell-count="138" meta:object-count="0"/>
  </office:meta>
</office:document-meta>
</file>